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1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.635cm" fo:margin-right="0cm" fo:text-align="center" fo:text-indent="-0.635cm"/>
    </style:style>
    <style:style style:name="P2" style:family="paragraph">
      <loext:graphic-properties draw:fill="none" draw:fill-color="#ffffff"/>
      <style:paragraph-properties fo:margin-left="0.635cm" fo:margin-right="0cm" fo:text-align="center" fo:text-indent="-0.635cm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.635cm" fo:margin-right="0cm" fo:text-align="center" fo:text-indent="-0.635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text-align="center" fo:text-indent="-1.27cm"/>
    </style:style>
    <style:style style:name="P6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747cm">
          <draw:text-box>
            <text:p text:style-name="P1"><text:span text:style-name="T1">Hymn #761</text:span></text:p>
            <text:p text:style-name="P1"><text:span text:style-name="T2">“</text:span><text:span text:style-name="T2">Rock of Ages, Cleft for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067cm" svg:x="1.814cm" svg:y="0.807cm">
          <draw:text-box>
            <text:p text:style-name="P1"><text:span text:style-name="T3">1. </text:span><text:span text:style-name="T4">Rock of Ages, cleft for me,</text:span></text:p>
            <text:p text:style-name="P1"><text:span text:style-name="T4">Let me hide myself in Thee;</text:span></text:p>
            <text:p text:style-name="P1"><text:span text:style-name="T4">Let the water and the blood,</text:span></text:p>
            <text:p text:style-name="P1"><text:span text:style-name="T4">From Thy riven side which flow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4.384cm" svg:height="3.621cm" svg:x="1.814cm" svg:y="1.016cm">
          <draw:text-box>
            <text:p text:style-name="P1"><text:span text:style-name="T4">Be of sin the double cure:</text:span></text:p>
            <text:p text:style-name="P1"><text:span text:style-name="T4">Cleanse me from its guilt and pow’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4.638cm" svg:height="7.216cm" svg:x="1.524cm" svg:y="0.912cm">
          <draw:text-box>
            <text:p text:style-name="P5"><text:span text:style-name="T5">2. </text:span><text:span text:style-name="T6">Not the labors of my hands</text:span></text:p>
            <text:p text:style-name="P5"><text:span text:style-name="T6">Can fulfill Thy Law’s demands;</text:span></text:p>
            <text:p text:style-name="P5"><text:span text:style-name="T6">Could my zeal no respite know,</text:span></text:p>
            <text:p text:style-name="P5"><text:span text:style-name="T6">Could my tears forever flow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6" draw:layer="layout" svg:width="24.638cm" svg:height="3.914cm" svg:x="1.524cm" svg:y="0.912cm">
          <draw:text-box>
            <text:p text:style-name="P5"><text:span text:style-name="T6">All for sin could not atone;</text:span></text:p>
            <text:p text:style-name="P5"><text:span text:style-name="T6">Thou must save, and Thou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6" draw:layer="layout" svg:width="24.638cm" svg:height="7.112cm" svg:x="1.524cm" svg:y="1.016cm">
          <draw:text-box>
            <text:p text:style-name="P5"><text:span text:style-name="T5">3. </text:span><text:span text:style-name="T6">Nothing in my hand I bring;</text:span></text:p>
            <text:p text:style-name="P5"><text:span text:style-name="T6">Simply to Thy cross I cling.</text:span></text:p>
            <text:p text:style-name="P5"><text:span text:style-name="T6">Naked, come to Thee for dress;</text:span></text:p>
            <text:p text:style-name="P5"><text:span text:style-name="T6">Helpless, look to Thee for grac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6" draw:layer="layout" svg:width="24.638cm" svg:height="3.621cm" svg:x="1.524cm" svg:y="1.016cm">
          <draw:text-box>
            <text:p text:style-name="P5"><text:span text:style-name="T6">Foul, I to the fountain fly;</text:span></text:p>
            <text:p text:style-name="P5"><text:span text:style-name="T6">Wash me, Savior, or I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7" draw:layer="layout" svg:width="24.638cm" svg:height="7.401cm" svg:x="1.524cm" svg:y="0.981cm">
          <draw:text-box>
            <text:p text:style-name="P5"><text:span text:style-name="T5">4. </text:span><text:span text:style-name="T6">While I draw this fleeting breath,</text:span></text:p>
            <text:p text:style-name="P5"><text:span text:style-name="T6">When mine eyelids close in death,</text:span></text:p>
            <text:p text:style-name="P5"><text:span text:style-name="T6">When I soar to worlds unknown,</text:span></text:p>
            <text:p text:style-name="P5"><text:span text:style-name="T6">See Thee on Thy judgment thron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" draw:text-style-name="P7" draw:layer="layout" svg:width="24.638cm" svg:height="9.222cm" svg:x="1.524cm" svg:y="0.981cm">
          <draw:text-box>
            <text:p text:style-name="P5"><text:span text:style-name="T6">Rock of Ages, cleft for me,</text:span></text:p>
            <text:p text:style-name="P5"><text:span text:style-name="T6">Let me hide myself in Thee.</text:span></text:p>
            <text:p text:style-name="P8"><text:span text:style-name="T6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<text:s text:c="10"/></text:span><text:span text:style-name="T8"><text:s text:c="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21:19:33.307000000</meta:creation-date>
    <dc:date>2017-07-13T10:43:59.181000000</dc:date>
    <meta:editing-duration>PT11M11S</meta:editing-duration>
    <meta:editing-cycles>6</meta:editing-cycles>
    <meta:generator>LibreOffice/5.3.4.2$Windows_X86_64 LibreOffice_project/f82d347ccc0be322489bf7da61d7e4ad13fe2ff3</meta:generator>
    <meta:document-statistic meta:object-count="48"/>
  </office:meta>
</office:document-meta>
</file>